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/>
    </style:style>
    <style:style style:name="P2" style:parent-style-name="Standard" style:family="paragraph">
      <style:text-properties style:font-name="Times New Roman" style:font-name-complex="Times New Roman"/>
    </style:style>
    <style:style style:name="P3" style:parent-style-name="Standard" style:family="paragraph">
      <style:text-properties style:font-name="Times New Roman" style:font-name-complex="Times New Roman"/>
    </style:style>
    <style:style style:name="T4" style:parent-style-name="Domyślnaczcionkaakapitu" style:family="text">
      <style:text-properties style:font-name="Times New Roman" style:font-name-complex="Times New Roman" style:letter-kerning="false"/>
    </style:style>
    <style:style style:name="T5" style:parent-style-name="Domyślnaczcionkaakapitu" style:family="text">
      <style:text-properties style:font-name="Times New Roman" style:font-name-complex="Times New Roman"/>
    </style:style>
    <style:style style:name="P6" style:parent-style-name="Normalny" style:family="paragraph">
      <style:text-properties style:font-name="Times New Roman" style:font-name-complex="Times New Roman" style:letter-kerning="false"/>
    </style:style>
    <style:style style:name="T7" style:parent-style-name="Domyślnaczcionkaakapitu" style:family="text">
      <style:text-properties style:font-name="Times New Roman" style:font-name-complex="Times New Roman" style:letter-kerning="false"/>
    </style:style>
  </office:automatic-styles>
  <office:body>
    <office:text text:use-soft-page-breaks="true">
      <text:p text:style-name="P1">STANOWISKO: asystent architekta</text:p>
      <text:p text:style-name="P2">FIRMA: Spółka Projektowania Architektonicznego Sadowski, Sadowska (w Poznaniu)</text:p>
      <text:p text:style-name="P3">ZADANIA: praca nad obiektami służby zdrowia oraz użyteczności publicznej; projekty koncepcyjne, budowlane, wykonawcze (praca w programach: AutoCad, Photoshop, SketchUp, V-Ray)</text:p>
      <text:p text:style-name="Normalny"><text:span text:style-name="T4">PONIŻSZY PROJEKT:</text:span><text:span text:style-name="T5"><text:s/></text:span></text:p>
      <text:p text:style-name="P6">Ośrodek badań klinicznych przy ul. Szyperskiej 13 w Poznaniu</text:p>
      <text:p text:style-name="Normalny"><text:span text:style-name="T7">- wykonanie wizualizacji wnętrz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ucik</dc:creator>
    <meta:creation-date>2020-07-16T15:00:00Z</meta:creation-date>
    <dc:date>2020-08-12T14:40:00Z</dc:date>
    <meta:template xlink:href="Normal" xlink:type="simple"/>
    <meta:editing-cycles>9</meta:editing-cycles>
    <meta:editing-duration>PT2520S</meta:editing-duration>
    <meta:document-statistic meta:page-count="1" meta:paragraph-count="1" meta:word-count="57" meta:character-count="398" meta:row-count="2" meta:non-whitespace-character-count="342"/>
  </office:meta>
</office:document-meta>
</file>